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334in" style:keep-together="true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fo:color="#000000" style:font-name="Times New Roman"/>
    </style:style>
    <style:style style:name="P8" style:family="paragraph" style:parent-style-name="Standard">
      <style:paragraph-properties style:snap-to-layout-grid="false"/>
      <style:text-properties fo:color="#000000" style:font-name="Times New Roman" fo:font-weight="bold" style:font-weight-asian="bold" style:font-weight-complex="bold"/>
    </style:style>
    <style:style style:name="P9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0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background-color="transparent"/>
    </style:style>
    <style:style style:name="P11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</style:style>
    <style:style style:name="P12" style:family="paragraph" style:parent-style-name="UC_5f_Alternativa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</style:style>
    <style:style style:name="P13" style:family="paragraph" style:parent-style-name="Standard" style:master-page-name="Standard">
      <style:paragraph-properties style:page-number="auto"/>
      <style:text-properties style:font-name="Book Antiqua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paragraph-properties style:snap-to-layout-grid="false"/>
    </style:style>
    <style:style style:name="P16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7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Standard" style:list-style-name="L3">
      <style:paragraph-properties fo:margin-left="0in" fo:margin-right="0in" fo:text-indent="0in" style:auto-text-indent="false"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21" style:family="paragraph" style:parent-style-name="Standard" style:list-style-name="L3">
      <style:paragraph-properties fo:margin-left="0in" fo:margin-right="0in" fo:text-indent="0in" style:auto-text-indent="false" style:snap-to-layout-grid="false"/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T8" style:family="text">
      <style:text-properties fo:color="#000000" style:font-name="Times New Roman" fo:font-weight="normal" style:font-weight-asian="normal" style:font-weight-complex="normal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color="#0000ff" style:text-line-through-style="none" style:font-name="Times New Roman" fo:font-size="12pt" fo:language="en" fo:country="U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6" style:family="text">
      <style:text-properties fo:color="#0000ff" style:font-name="Times New Roman" fo:language="es" fo:country="ES" fo:font-weight="bold" style:font-weight-asian="bold" style:font-weight-complex="bold"/>
    </style:style>
    <style:style style:name="T17" style:family="text">
      <style:text-properties fo:color="#0000ff" fo:font-weight="bold" style:font-weight-asian="bold"/>
    </style:style>
    <style:style style:name="T18" style:family="text">
      <style:text-properties fo:color="#2323dc" style:font-name="Times New Roman" fo:font-weight="bold" style:font-weight-asian="bold" style:font-weight-complex="bold"/>
    </style:style>
    <style:style style:name="T19" style:family="text">
      <style:text-properties fo:color="#2323dc"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fo:language="es" fo:country="E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</text:span><text:span text:style-name="T9">so: </text:span><text:span text:style-name="UC_5f_NormalAzul_20_Car"><text:span text:style-name="T8">Calcular impacto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18">SGC-DES-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</text:span><text:span text:style-name="T9">jetivo:</text:span><text:span text:style-name="T4"> Calcular</text:span><text:span text:style-name="T12"> el costo y/o la complejidad asociado a un conjunto de ítem relacionado al ítem seleccionado.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 </text:span><text:span text:style-name="UC_5f_NormalAzul_20_Car"><text:span text:style-name="T5">El usuario debe haber seleccionado la opción “Cálculo de impacto” en la interfaz “Módulo de Desarrollo”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 </text:span><text:span text:style-name="T13">Se obtiene el costo y/o la complejidad.</text:span>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<text:span text:style-name="T6">CURSO NORMAL (Camino Exitoso)</text:span><text:span text:style-name="T3"> </text:span></text:p>
            <text:p text:style-name="P4"/>
          </table:table-cell>
          <table:covered-table-cell/>
        </table:table-row>
        <table:table-row table:style-name="Table1.1">
          <table:table-cell table:style-name="Table1.A2" office:value-type="string">
            <text:p text:style-name="P5">Usuario</text:p>
          </table:table-cell>
          <table:table-cell table:style-name="Table1.A1" office:value-type="string">
            <text:p text:style-name="P5">Sistema</text:p>
          </table:table-cell>
        </table:table-row>
        <table:table-row table:style-name="Table1.3">
          <table:table-cell table:style-name="Table1.A3" office:value-type="string">
            <text:p text:style-name="P3"/>
          </table:table-cell>
          <table:table-cell table:style-name="Table1.B3" office:value-type="string">
            <text:list xml:id="list28711891" text:style-name="L1">
              <text:list-item>
                <text:p text:style-name="P14"><text:span text:style-name="T20">D</text:span>espliega la interfaz “Cálculo de impacto” con las opciones: “Costo”,</text:p>
                <text:p text:style-name="P14">“Complejidad”.</text:p>
              </text:list-item>
            </text:list>
          </table:table-cell>
        </table:table-row>
        <table:table-row table:style-name="Table1.4">
          <table:table-cell table:style-name="Table1.A3" office:value-type="string">
            <text:list xml:id="list28730744" text:continue-numbering="true" text:style-name="L1">
              <text:list-item>
                <text:p text:style-name="P15"><text:span text:style-name="T5">Realiza</text:span><text:span text:style-name="T8"> una </text:span><text:span text:style-name="T7">búsqueda de Proyecto </text:span><text:span text:style-name="T8">(ir al Caso de Uso </text:span><text:span text:style-name="Default_20_Paragraph_20_Font"><text:span text:style-name="T15">SGC-ADM-01-0</text:span></text:span><text:span text:style-name="Default_20_Paragraph_20_Font"><text:span text:style-name="T14">5</text:span></text:span><text:span text:style-name="T8">)</text:span></text:p>
              </text:list-item>
            </text:list>
          </table:table-cell>
          <table:table-cell table:style-name="Table1.B3" office:value-type="string">
            <text:p text:style-name="P8"/>
          </table:table-cell>
        </table:table-row>
        <table:table-row table:style-name="Table1.4">
          <table:table-cell table:style-name="Table1.A3" office:value-type="string">
            <text:list xml:id="list28721715" text:continue-numbering="true" text:style-name="L1">
              <text:list-item>
                <text:p text:style-name="P15">Realiza una <text:span text:style-name="T2">búsqueda de ítem</text:span> (ir al Caso de Uso <text:span text:style-name="T19">SGC-DES-02-06</text:span>).</text:p>
              </text:list-item>
            </text:list>
          </table:table-cell>
          <table:table-cell table:style-name="Table1.B3" office:value-type="string">
            <text:p text:style-name="P8"/>
          </table:table-cell>
        </table:table-row>
        <table:table-row table:style-name="Table1.4">
          <table:table-cell table:style-name="Table1.A3" office:value-type="string">
            <text:list xml:id="list28737906" text:continue-numbering="true" text:style-name="L1">
              <text:list-item>
                <text:p text:style-name="P14">Selecciona una de las alternativas:<text:line-break/>“Costo”,</text:p>
                <text:p text:style-name="P14">“Complejidad”.</text:p>
              </text:list-item>
            </text:list>
          </table:table-cell>
          <table:table-cell table:style-name="Table1.B3" office:value-type="string">
            <text:p text:style-name="P7"/>
          </table:table-cell>
        </table:table-row>
        <table:table-row table:style-name="Table1.4">
          <table:table-cell table:style-name="Table1.A3" office:value-type="string">
            <text:list xml:id="list28714820" text:style-name="L2">
              <text:list-item>
                <text:p text:style-name="P16">Oprime el botón “aceptar”.</text:p>
              </text:list-item>
            </text:list>
          </table:table-cell>
          <table:table-cell table:style-name="Table1.B3" office:value-type="string">
            <text:p text:style-name="Standard"/>
          </table:table-cell>
        </table:table-row>
        <table:table-row table:style-name="Table1.4">
          <table:table-cell table:style-name="Table1.A3" office:value-type="string">
            <text:p text:style-name="P9"/>
          </table:table-cell>
          <table:table-cell table:style-name="Table1.B3" office:value-type="string">
            <text:list xml:id="list28733860" text:style-name="L5">
              <text:list-item>
                <text:p text:style-name="P19">Despliega el resultado del cálculo de impacto de la alternativa seleccionada.</text:p>
              </text:list-item>
            </text:list>
          </table:table-cell>
        </table:table-row>
        <table:table-row table:style-name="Table1.4">
          <table:table-cell table:style-name="Table1.A3" office:value-type="string">
            <text:p text:style-name="P9"/>
          </table:table-cell>
          <table:table-cell table:style-name="Table1.B3" office:value-type="string">
            <text:list xml:id="list28739004" text:style-name="L4">
              <text:list-item>
                <text:p text:style-name="P18">Vuelve a la interfaz anterior.</text:p>
              </text:list-item>
            </text:list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28732443" text:style-name="WW8Num8">
              <text:list-item>
                <text:p text:style-name="P10"><text:span text:style-name="T2"><text:s/></text:span>Cancelar.</text:p>
                <text:p text:style-name="P12"><text:span text:style-name="Default_20_Paragraph_20_Font"><text:span text:style-name="T10">En el paso 5, <text:s/>el usuario oprime el botón “Cancelar”, no se realizará ninguna acción y se volverá a la interfaz anterior.</text:span></text:span></text:p>
                <text:p text:style-name="P11"><text:span text:style-name="Default_20_Paragraph_20_Font"><text:span text:style-name="T11"/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list xml:id="list28734025" text:style-name="L3">
              <text:list-header>
                <text:p text:style-name="P20">2.1-Error de con<text:span text:style-name="T13">exión con la base de datos. Se redirige al Caso de Uso Modulo de Desarrollo (ir al Caso de Uso </text:span><text:span text:style-name="T17">SGC-DES</text:span><text:span text:style-name="T13">).</text:span></text:p>
                <text:list>
                  <text:list-header>
                    <text:p text:style-name="P21"/>
                  </text:list-header>
                </text:list>
              </text:list-header>
            </text:list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</text:p>
          </table:table-cell>
        </table:table-row>
        <table:table-row table:style-name="Tabla5.2">
          <table:table-cell table:style-name="Tabla5.A1" office:value-type="string">
            <text:p text:style-name="Standard">Asociaciones de Inclusión: <text:span text:style-name="T16">SGC-ADM-01-05</text:span><text:span text:style-name="T21">, </text:span><text:span text:style-name="T16">SGC-DES-02-06</text:span>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6">SGC-DES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9">RF-96</text:span>, <text:span text:style-name="T19">RF-97</text:span>, <text:span text:style-name="T19">RF-98</text:span>, <text:span text:style-name="T19">RF-99</text:span>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1</meta:editing-cycles>
    <meta:editing-duration>PT4H51M10S</meta:editing-duration>
    <dc:date>2014-03-17T08:57:11.72</dc:date>
    <meta:generator>LibreOffice/3.5$Windows_x86 LibreOffice_project/7e68ba2-a744ebf-1f241b7-c506db1-7d53735</meta:generator>
    <meta:document-statistic meta:table-count="5" meta:image-count="0" meta:object-count="0" meta:page-count="2" meta:paragraph-count="29" meta:word-count="216" meta:character-count="1001" meta:non-whitespace-character-count="1202"/>
  </office:meta>
</office:document-meta>
</file>